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0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7.36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0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6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1.09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3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4cm" svg:height="0.471cm" svg:x="10.217cm" svg:y="2.557cm">
          <draw:text-box>
            <text:p text:style-name="P1"><text:span text:style-name="T1">ГУАП </text:span></text:p>
          </draw:text-box>
        </draw:frame>
        <draw:frame draw:style-name="gr2" draw:text-style-name="P2" draw:layer="layout" svg:width="3.156cm" svg:height="0.471cm" svg:x="9.269cm" svg:y="3.891cm">
          <draw:text-box>
            <text:p text:style-name="P1"><text:span text:style-name="T1">КАФЕДРА № 44 </text:span></text:p>
          </draw:text-box>
        </draw:frame>
        <draw:frame draw:style-name="gr3" draw:text-style-name="P2" draw:layer="layout" svg:width="1.568cm" svg:height="0.471cm" svg:x="2.541cm" svg:y="6.494cm">
          <draw:text-box>
            <text:p text:style-name="P1"><text:span text:style-name="T1">ОТЧЕТ <text:s/></text:span></text:p>
          </draw:text-box>
        </draw:frame>
        <draw:frame draw:style-name="gr4" draw:text-style-name="P2" draw:layer="layout" svg:width="4.908cm" svg:height="0.471cm" svg:x="2.541cm" svg:y="6.981cm">
          <draw:text-box>
            <text:p text:style-name="P1"><text:span text:style-name="T1">ЗАЩИЩЕН С ОЦЕНКОЙ </text:span></text:p>
          </draw:text-box>
        </draw:frame>
        <draw:frame draw:style-name="gr5" draw:text-style-name="P2" draw:layer="layout" svg:width="3.744cm" svg:height="0.471cm" svg:x="2.541cm" svg:y="7.68cm">
          <draw:text-box>
            <text:p text:style-name="P1"><text:span text:style-name="T1">ПРЕПОДАВАТЕЛЬ </text:span></text:p>
          </draw:text-box>
        </draw:frame>
        <draw:frame draw:style-name="gr6" draw:text-style-name="P2" draw:layer="layout" svg:width="5.035cm" svg:height="0.471cm" svg:x="3.134cm" svg:y="8.515cm">
          <draw:text-box>
            <text:p text:style-name="P1"><text:span text:style-name="T1">Доц., канд. техн. наук, доц. </text:span></text:p>
          </draw:text-box>
        </draw:frame>
        <draw:frame draw:style-name="gr7" draw:text-style-name="P2" draw:layer="layout" svg:width="0.422cm" svg:height="0.471cm" svg:x="8.70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1.44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171cm" svg:y="8.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2.766cm" svg:height="0.471cm" svg:x="15.835cm" svg:y="8.664cm">
          <draw:text-box>
            <text:p text:style-name="P1"><text:span text:style-name="T1">Т.Н. Соловьёва</text:span></text:p>
          </draw:text-box>
        </draw:frame>
        <draw:frame draw:style-name="gr9" draw:text-style-name="P3" draw:layer="layout" svg:width="4.731cm" svg:height="0.39cm" svg:x="3.261cm" svg:y="9.053cm">
          <draw:text-box>
            <text:p text:style-name="P1"><text:span text:style-name="T2">должность, уч. степень, звание </text:span></text:p>
          </draw:text-box>
        </draw:frame>
        <draw:frame draw:style-name="gr7" draw:text-style-name="P2" draw:layer="layout" svg:width="0.422cm" svg:height="0.471cm" svg:x="8.642cm" svg:y="8.989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0.412cm" svg:y="9.053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121cm" svg:y="8.989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5.72cm" svg:height="0.017cm" svg:x="2.731cm" svg:y="9.09cm" svg:viewBox="0 0 5721 18" draw:points="0,18 5721,18 5721,0 0,0">
          <text:p/>
        </draw:polygon>
        <draw:polygon draw:style-name="gr11" draw:text-style-name="P4" draw:layer="layout" svg:width="4.975cm" svg:height="0.017cm" svg:x="8.955cm" svg:y="9.09cm" svg:viewBox="0 0 4976 18" draw:points="0,18 4976,18 4976,0 0,0">
          <text:p/>
        </draw:polygon>
        <draw:polygon draw:style-name="gr11" draw:text-style-name="P4" draw:layer="layout" svg:width="5.318cm" svg:height="0.017cm" svg:x="14.416cm" svg:y="9.09cm" svg:viewBox="0 0 5319 18" draw:points="0,18 5319,18 5319,0 0,0">
          <text:p/>
        </draw:polygon>
        <draw:frame draw:style-name="gr12" draw:text-style-name="P3" draw:layer="layout" svg:width="3.084cm" svg:height="0.39cm" svg:x="15.568cm" svg:y="9.053cm">
          <draw:text-box>
            <text:p text:style-name="P1"><text:span text:style-name="T2">инициалы, фамилия </text:span></text:p>
          </draw:text-box>
        </draw:frame>
        <draw:frame draw:style-name="gr13" draw:text-style-name="P5" draw:layer="layout" svg:width="0.494cm" svg:height="0.547cm" svg:x="10.797cm" svg:y="9.45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9.104cm" svg:height="0.547cm" svg:x="6.737cm" svg:y="11.71cm">
          <draw:text-box>
            <text:p text:style-name="P1"><text:span text:style-name="T3">ОТЧЕТ О ЛАБОРАТОРНОЙ РАБОТЕ №3</text:span></text:p>
          </draw:text-box>
        </draw:frame>
        <draw:frame draw:style-name="gr15" draw:text-style-name="P2" draw:layer="layout" svg:width="1.801cm" svg:height="0.471cm" svg:x="5.995cm" svg:y="16.361cm">
          <draw:text-box>
            <text:p text:style-name="P1"><text:span text:style-name="T1">по курсу: </text:span></text:p>
          </draw:text-box>
        </draw:frame>
        <draw:frame draw:style-name="gr16" draw:text-style-name="P6" draw:layer="layout" svg:width="8.676cm" svg:height="1.093cm" svg:x="7.794cm" svg:y="16.297cm">
          <draw:text-box>
            <text:p text:style-name="P1"><text:span text:style-name="T3">МИКРОКОНТРОЛЛЕРНЫЕ СИСТЕМЫ</text:span></text:p>
          </draw:text-box>
        </draw:frame>
        <draw:frame draw:style-name="gr7" draw:text-style-name="P2" draw:layer="layout" svg:width="0.422cm" svg:height="0.471cm" svg:x="11.935cm" svg:y="16.361cm">
          <draw:text-box>
            <text:p text:style-name="P1"><text:span text:style-name="T1"><text:s/></text:span></text:p>
          </draw:text-box>
        </draw:frame>
        <draw:frame draw:style-name="gr13" draw:text-style-name="P5" draw:layer="layout" svg:width="0.494cm" svg:height="0.547cm" svg:x="11.233cm" svg:y="17.155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0.422cm" svg:height="0.471cm" svg:x="11.233cm" svg:y="17.723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307cm" svg:height="0.471cm" svg:x="2.541cm" svg:y="19.903cm">
          <draw:text-box>
            <text:p text:style-name="P1"><text:span text:style-name="T1">РАБОТУ ВЫПОЛНИЛ </text:span></text:p>
          </draw:text-box>
        </draw:frame>
        <draw:frame draw:style-name="gr18" draw:text-style-name="P2" draw:layer="layout" svg:width="3.262cm" svg:height="0.471cm" svg:x="2.731cm" svg:y="20.844cm">
          <draw:text-box>
            <text:p text:style-name="P1"><text:span text:style-name="T1">СТУДЕНТ ГР. № </text:span></text:p>
          </draw:text-box>
        </draw:frame>
        <draw:frame draw:style-name="gr19" draw:text-style-name="P2" draw:layer="layout" svg:width="0.849cm" svg:height="0.471cm" svg:x="7.66cm" svg:y="20.844cm">
          <draw:text-box>
            <text:p text:style-name="P1"><text:span text:style-name="T1">4142</text:span></text:p>
          </draw:text-box>
        </draw:frame>
        <draw:frame draw:style-name="gr7" draw:text-style-name="P2" draw:layer="layout" svg:width="0.422cm" svg:height="0.471cm" svg:x="9.819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2.355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891cm" svg:y="20.844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2.58cm" svg:height="0.471cm" svg:x="16.467cm" svg:y="20.844cm">
          <draw:text-box>
            <text:p text:style-name="P1"><text:span text:style-name="T1">К.С. Некрасов</text:span></text:p>
          </draw:text-box>
        </draw:frame>
        <draw:frame draw:style-name="gr21" draw:text-style-name="P3" draw:layer="layout" svg:width="0.35cm" svg:height="0.39cm" svg:x="4.64cm" svg:y="21.27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0.422cm" svg:height="0.471cm" svg:x="6.745cm" svg:y="21.208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9.802cm" svg:y="21.208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1.322cm" svg:y="21.272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874cm" svg:y="21.208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3.058cm" svg:height="0.017cm" svg:x="6.553cm" svg:y="21.314cm" svg:viewBox="0 0 3059 18" draw:points="0,18 3059,18 3059,0 0,0">
          <text:p/>
        </draw:polygon>
        <draw:polygon draw:style-name="gr11" draw:text-style-name="P4" draw:layer="layout" svg:width="4.657cm" svg:height="0.017cm" svg:x="10.026cm" svg:y="21.314cm" svg:viewBox="0 0 4658 18" draw:points="0,18 4658,18 4658,0 0,0">
          <text:p/>
        </draw:polygon>
        <draw:polygon draw:style-name="gr11" draw:text-style-name="P4" draw:layer="layout" svg:width="4.636cm" svg:height="0.017cm" svg:x="15.098cm" svg:y="21.314cm" svg:viewBox="0 0 4637 18" draw:points="0,18 4637,18 4637,0 0,0">
          <text:p/>
        </draw:polygon>
        <draw:frame draw:style-name="gr12" draw:text-style-name="P3" draw:layer="layout" svg:width="3.084cm" svg:height="0.39cm" svg:x="15.908cm" svg:y="21.272cm">
          <draw:text-box>
            <text:p text:style-name="P1"><text:span text:style-name="T2">инициалы, фамилия </text:span></text:p>
          </draw:text-box>
        </draw:frame>
        <draw:frame draw:style-name="gr21" draw:text-style-name="P3" draw:layer="layout" svg:width="0.35cm" svg:height="0.39cm" svg:x="2.541cm" svg:y="21.666cm">
          <draw:text-box>
            <text:p text:style-name="P1"><text:span text:style-name="T2"><text:s/></text:span></text:p>
          </draw:text-box>
        </draw:frame>
        <draw:frame draw:style-name="gr22" draw:text-style-name="P2" draw:layer="layout" svg:width="4.18cm" svg:height="0.471cm" svg:x="8.761cm" svg:y="24.4cm">
          <draw:text-box>
            <text:p text:style-name="P1"><text:span text:style-name="T1">Санкт-Петербург 2024 </text:span></text:p>
          </draw:text-box>
        </draw:frame>
        <draw:frame draw:style-name="gr23" draw:text-style-name="P8" draw:layer="layout" svg:width="11.754cm" svg:height="1.639cm" svg:x="5.351cm" svg:y="13.032cm">
          <draw:text-box>
            <text:p text:style-name="P7"><text:span text:style-name="T3">ОРГАНИЗАЦИЯ ВЗАИМОДЕЙСТВИЯ МИКРОКОНТРОЛЛЕРА С ЖИДКОКРИСТАЛЛИЧЕСКИМ ДИСПЛЕЕМ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5T16:22:03.931789873</dc:date>
    <meta:editing-duration>PT20M11S</meta:editing-duration>
    <meta:editing-cycles>15</meta:editing-cycles>
    <meta:generator>LibreOffice/7.6.4.1$Linux_X86_64 LibreOffice_project/60$Build-1</meta:generator>
    <meta:print-date>2024-02-25T16:21:53.180473578</meta:print-date>
    <meta:printed-by>PDF files</meta:printed-by>
    <meta:document-statistic meta:object-count="44"/>
  </office:meta>
</office:document-meta>
</file>